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4.2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value-type" style:repeat-content="false"/>
      <style:paragraph-properties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10.417cm" svg:y="1.906cm">
            <draw:object draw:notify-on-update-of-ranges="Hoja1.B5:Hoja1.B9 Hoja1.C5:Hoja1.C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7.332cm" svg:y="1.906cm">
            <draw:object draw:notify-on-update-of-ranges="Hoja1.A5:Hoja1.A9 Hoja1.B5:Hoja1.B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ISTANCIA TOPIC</text:p>
          </table:table-cell>
          <table:table-cell office:value-type="string" calcext:value-type="string">
            <text:p>DISTANCIA REAL</text:p>
          </table:table-cell>
          <table:table-cell/>
          <table:table-cell table:style-name="ce1" office:value-type="string" calcext:value-type="string">
            <text:p>DISTANCIA TOPIC</text:p>
          </table:table-cell>
          <table:table-cell table:style-name="ce1" office:value-type="string" calcext:value-type="string">
            <text:p>DISTANCIA REAL</text:p>
          </table:table-cell>
          <table:table-cell/>
          <table:table-cell table:style-name="ce1" office:value-type="string" calcext:value-type="string">
            <text:p>DISTANCIA TOPIC</text:p>
          </table:table-cell>
          <table:table-cell table:style-name="ce1" office:value-type="string" calcext:value-type="string">
            <text:p>DISTANCIA REAL</text:p>
          </table:table-cell>
          <table:table-cell/>
          <table:table-cell table:style-name="ce1" office:value-type="string" calcext:value-type="string">
            <text:p>DISTANCIA TOPIC</text:p>
          </table:table-cell>
          <table:table-cell table:style-name="ce1" office:value-type="string" calcext:value-type="string">
            <text:p>DISTANCIA REAL</text:p>
          </table:table-cell>
          <table:table-cell/>
          <table:table-cell table:style-name="ce1" office:value-type="string" calcext:value-type="string">
            <text:p>DISTANCIA TOPIC</text:p>
          </table:table-cell>
          <table:table-cell table:style-name="ce1" office:value-type="string" calcext:value-type="string">
            <text:p>DISTANCIA REAL</text:p>
          </table:table-cell>
        </table:table-row>
        <table:table-row table:style-name="ro1">
          <table:table-cell office:value-type="string" calcext:value-type="string">
            <text:p><text:s text:c="4"/>z: 0.070255512818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<text:s text:c="4"/>z: 0.1177655890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<text:s text:c="4"/>z: 0.204658375149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<text:s text:c="4"/>z: 0.2684067286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<text:s text:c="4"/>z: 0.3285716496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13"/>
        </table:table-row>
        <table:table-row table:style-name="ro1">
          <table:table-cell table:style-name="ce2" office:value-type="float" office:value="0.0702555128184" calcext:value-type="float">
            <text:p>0,0702555128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0.0702555128184" calcext:value-type="float">
            <text:p>0,0702555128</text:p>
          </table:table-cell>
          <table:table-cell table:number-columns-repeated="11"/>
        </table:table-row>
        <table:table-row table:style-name="ro1">
          <table:table-cell table:style-name="ce2" office:value-type="float" office:value="0.117765589055" calcext:value-type="float">
            <text:p>0,1177655891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117765589055" calcext:value-type="float">
            <text:p>0,1177655891</text:p>
          </table:table-cell>
          <table:table-cell table:style-name="ce3"/>
          <table:table-cell table:number-columns-repeated="10"/>
        </table:table-row>
        <table:table-row table:style-name="ro1">
          <table:table-cell table:style-name="Default" office:value-type="float" office:value="0.204658375149" calcext:value-type="float">
            <text:p>0,2046583751</text:p>
          </table:table-cell>
          <table:table-cell office:value-type="float" office:value="60" calcext:value-type="float">
            <text:p>60</text:p>
          </table:table-cell>
          <table:table-cell office:value-type="float" office:value="0.204658375149" calcext:value-type="float">
            <text:p>0,2046583751</text:p>
          </table:table-cell>
          <table:table-cell table:number-columns-repeated="11"/>
        </table:table-row>
        <table:table-row table:style-name="ro1">
          <table:table-cell table:style-name="Default" office:value-type="float" office:value="0.26840672867" calcext:value-type="float">
            <text:p>0,2684067287</text:p>
          </table:table-cell>
          <table:table-cell office:value-type="float" office:value="80" calcext:value-type="float">
            <text:p>80</text:p>
          </table:table-cell>
          <table:table-cell office:value-type="float" office:value="0.26840672867" calcext:value-type="float">
            <text:p>0,2684067287</text:p>
          </table:table-cell>
          <table:table-cell table:number-columns-repeated="11"/>
        </table:table-row>
        <table:table-row table:style-name="ro1">
          <table:table-cell table:style-name="Default" office:value-type="float" office:value="0.328571649621" calcext:value-type="float">
            <text:p>0,3285716496</text:p>
          </table:table-cell>
          <table:table-cell office:value-type="float" office:value="100" calcext:value-type="float">
            <text:p>100</text:p>
          </table:table-cell>
          <table:table-cell office:value-type="float" office:value="0.328571649621" calcext:value-type="float">
            <text:p>0,3285716496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rojo x</text:p>
          </table:table-cell>
          <table:table-cell table:number-columns-repeated="2"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erde y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zul z</text:p>
          </table:table-cell>
          <table:table-cell table:number-columns-repeated="13"/>
        </table:table-row>
        <table:table-row table:style-name="ro1" table:number-rows-repeated="37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30">00/00/0000</text:date>, <text:time style:data-style-name="N2" text:time-value="20:51:27.31401245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5T11:38:21.586636284</meta:creation-date>
    <dc:date>2022-05-30T21:39:35.048439848</dc:date>
    <meta:editing-duration>PT3M16S</meta:editing-duration>
    <meta:editing-cycles>3</meta:editing-cycles>
    <meta:generator>LibreOffice/4.2.8.2$Linux_X86_64 LibreOffice_project/420m0$Build-2</meta:generator>
    <meta:document-statistic meta:table-count="1" meta:cell-count="3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46cm" svg:y="3.952cm" style:legend-expansion="high" chart:style-name="ch2"/>
        <chart:plot-area chart:style-name="ch3" table:cell-range-address="Hoja1.B5:Hoja1.C9" svg:x="0.32cm" svg:y="0.18cm" svg:width="11.106cm" svg:height="8.64cm">
          <chartooo:coordinate-region svg:x="1.232cm" svg:y="0.379cm" svg:width="9.91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C5:Hoja1.C9" chart:class="chart:scatter">
            <chart:domain table:cell-range-address="Hoja1.B5:Hoja1.B9"/>
            <chart:regression-curve chart:style-name="ch7">
              <chart:equation chart:display-equation="true" chart:display-r-square="false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Hoja1.B5:Hoja1.B9</svg:desc>
                </draw:g>
              </table:table-cell>
              <table:table-cell office:value-type="float" office:value="0.0702555128184">
                <text:p>0.0702555128184</text:p>
                <draw:g>
                  <svg:desc>Hoja1.C5:Hoja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117765589055">
                <text:p>0.1177655890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204658375149">
                <text:p>0.204658375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26840672867">
                <text:p>0.268406728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328571649621">
                <text:p>0.3285716496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46cm" svg:y="3.952cm" style:legend-expansion="high" chart:style-name="ch2"/>
        <chart:plot-area chart:style-name="ch3" table:cell-range-address="Hoja1.A5:Hoja1.B9" svg:x="0.32cm" svg:y="0.18cm" svg:width="11.106cm" svg:height="8.64cm">
          <chartooo:coordinate-region svg:x="1.127cm" svg:y="0.379cm" svg:width="9.96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5:Hoja1.B9" chart:class="chart:scatter">
            <chart:domain table:cell-range-address="Hoja1.A5:Hoja1.A9"/>
            <chart:regression-curve chart:style-name="ch7">
              <chart:equation chart:display-equation="true" chart:display-r-square="false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02555128184">
                <text:p>0.0702555128184</text:p>
                <draw:g>
                  <svg:desc>Hoja1.A5:Hoja1.A9</svg:desc>
                </draw:g>
              </table:table-cell>
              <table:table-cell office:value-type="float" office:value="20">
                <text:p>20</text:p>
                <draw:g>
                  <svg:desc>Hoja1.B5:Hoja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7765589055">
                <text:p>0.1177655890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4658375149">
                <text:p>0.2046583751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840672867">
                <text:p>0.2684067286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8571649621">
                <text:p>0.328571649621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